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c1c1c" style:font-name="Liberation Serif" fo:font-size="12pt" fo:letter-spacing="normal" fo:font-style="italic" fo:font-weight="normal" officeooo:rsid="00119402" officeooo:paragraph-rsid="001226d7" style:font-size-asian="12pt" style:font-style-asian="italic" style:font-size-complex="12pt" style:font-style-complex="italic"/>
    </style:style>
    <style:style style:name="P2" style:family="paragraph" style:parent-style-name="Standard">
      <style:text-properties fo:font-variant="normal" fo:text-transform="none" fo:color="#1c1c1c" style:font-name="Liberation Serif" fo:font-size="12pt" fo:letter-spacing="normal" fo:font-style="italic" fo:font-weight="normal" officeooo:rsid="0074a242" officeooo:paragraph-rsid="001226d7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variant="normal" fo:text-transform="none" fo:color="#1c1c1c" style:font-name="Liberation Serif" fo:font-size="12pt" fo:letter-spacing="normal" fo:font-style="italic" fo:font-weight="normal" officeooo:rsid="0076ce77" officeooo:paragraph-rsid="001226d7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variant="normal" fo:text-transform="none" fo:color="#1c1c1c" style:font-name="Liberation Serif" fo:font-size="12pt" fo:letter-spacing="normal" fo:font-style="italic" fo:font-weight="normal" officeooo:rsid="00785dec" officeooo:paragraph-rsid="001226d7" style:font-size-asian="12pt" style:font-style-asian="italic" style:font-size-complex="12pt" style:font-style-complex="italic"/>
    </style:style>
    <style:style style:name="P5" style:family="paragraph" style:parent-style-name="Standard">
      <style:text-properties fo:font-variant="normal" fo:text-transform="none" fo:color="#1c1c1c" style:font-name="Liberation Serif" fo:font-size="12pt" fo:letter-spacing="normal" fo:font-style="italic" fo:font-weight="normal" officeooo:rsid="00791c0b" officeooo:paragraph-rsid="001226d7" style:font-size-asian="12pt" style:font-style-asian="italic" style:font-size-complex="12pt" style:font-style-complex="italic"/>
    </style:style>
    <style:style style:name="P6" style:family="paragraph" style:parent-style-name="Standard">
      <style:text-properties fo:font-variant="normal" fo:text-transform="none" fo:color="#1c1c1c" style:font-name="Liberation Serif" fo:font-size="12pt" fo:letter-spacing="normal" fo:font-style="normal" fo:font-weight="normal" officeooo:rsid="007a5b71" officeooo:paragraph-rsid="001226d7" style:font-size-asian="12pt" style:font-size-complex="12pt"/>
    </style:style>
    <style:style style:name="P7" style:family="paragraph" style:parent-style-name="Standard">
      <style:text-properties fo:font-variant="normal" fo:text-transform="none" fo:color="#1c1c1c" style:font-name="Liberation Serif" fo:font-size="12pt" fo:letter-spacing="normal" fo:font-style="normal" fo:font-weight="normal" officeooo:rsid="007c3a53" officeooo:paragraph-rsid="001226d7" style:font-size-asian="12pt" style:font-size-complex="12pt"/>
    </style:style>
    <style:style style:name="P8" style:family="paragraph" style:parent-style-name="Standard">
      <style:text-properties fo:font-variant="normal" fo:text-transform="none" fo:color="#1c1c1c" style:font-name="Liberation Serif" fo:font-size="12pt" fo:letter-spacing="normal" fo:font-style="normal" fo:font-weight="normal" officeooo:rsid="00e9ee01" officeooo:paragraph-rsid="001226d7" style:font-size-asian="12pt" style:font-size-complex="12pt"/>
    </style:style>
    <style:style style:name="P9" style:family="paragraph" style:parent-style-name="Standard">
      <style:text-properties fo:font-variant="normal" fo:text-transform="none" fo:color="#1c1c1c" style:font-name="Liberation Serif" fo:font-size="12pt" fo:letter-spacing="normal" fo:font-style="normal" fo:font-weight="normal" officeooo:rsid="007d4d94" officeooo:paragraph-rsid="001226d7" style:font-size-asian="12pt" style:font-size-complex="12pt"/>
    </style:style>
    <style:style style:name="P10" style:family="paragraph" style:parent-style-name="Standard">
      <style:text-properties fo:font-variant="normal" fo:text-transform="none" fo:color="#1c1c1c" style:font-name="Liberation Serif" fo:font-size="12pt" fo:letter-spacing="normal" fo:font-style="normal" fo:font-weight="normal" officeooo:rsid="00ea4c4d" officeooo:paragraph-rsid="001226d7" style:font-size-asian="12pt" style:font-size-complex="12pt"/>
    </style:style>
    <style:style style:name="P11" style:family="paragraph" style:parent-style-name="Standard">
      <style:text-properties fo:font-variant="normal" fo:text-transform="none" fo:color="#1c1c1c" style:font-name="Liberation Serif" fo:font-size="12pt" fo:letter-spacing="normal" fo:font-style="normal" fo:font-weight="normal" officeooo:rsid="007dd789" officeooo:paragraph-rsid="001226d7" style:font-size-asian="12pt" style:font-size-complex="12pt"/>
    </style:style>
    <style:style style:name="P12" style:family="paragraph" style:parent-style-name="Standard">
      <style:text-properties fo:font-variant="normal" fo:text-transform="none" fo:color="#1c1c1c" style:font-name="Liberation Serif" fo:font-size="12pt" fo:letter-spacing="normal" fo:font-style="normal" fo:font-weight="normal" officeooo:rsid="007fb6fe" officeooo:paragraph-rsid="001226d7" style:font-size-asian="12pt" style:font-size-complex="12pt"/>
    </style:style>
    <style:style style:name="P13" style:family="paragraph" style:parent-style-name="Standard">
      <style:text-properties officeooo:rsid="003ce716" officeooo:paragraph-rsid="001226d7"/>
    </style:style>
    <style:style style:name="P14" style:family="paragraph" style:parent-style-name="Standard">
      <style:text-properties officeooo:rsid="0033db20" officeooo:paragraph-rsid="001226d7"/>
    </style:style>
    <style:style style:name="P15" style:family="paragraph" style:parent-style-name="Standard">
      <style:text-properties officeooo:rsid="0009b699" officeooo:paragraph-rsid="001226d7"/>
    </style:style>
    <style:style style:name="P16" style:family="paragraph" style:parent-style-name="Standard">
      <style:text-properties officeooo:rsid="00e45c31" officeooo:paragraph-rsid="001226d7"/>
    </style:style>
    <style:style style:name="P17" style:family="paragraph" style:parent-style-name="Standard">
      <style:text-properties officeooo:rsid="003ed73f" officeooo:paragraph-rsid="001226d7"/>
    </style:style>
    <style:style style:name="P18" style:family="paragraph" style:parent-style-name="Standard">
      <style:text-properties officeooo:rsid="003f3439" officeooo:paragraph-rsid="001226d7"/>
    </style:style>
    <style:style style:name="P19" style:family="paragraph" style:parent-style-name="Standard">
      <style:text-properties officeooo:rsid="00402f99" officeooo:paragraph-rsid="001226d7"/>
    </style:style>
    <style:style style:name="P20" style:family="paragraph" style:parent-style-name="Standard">
      <style:text-properties officeooo:rsid="00e7965a" officeooo:paragraph-rsid="001226d7"/>
    </style:style>
    <style:style style:name="P21" style:family="paragraph" style:parent-style-name="Standard">
      <style:text-properties officeooo:rsid="00410d14" officeooo:paragraph-rsid="001226d7"/>
    </style:style>
    <style:style style:name="P22" style:family="paragraph" style:parent-style-name="Standard">
      <style:text-properties officeooo:rsid="00445531" officeooo:paragraph-rsid="001226d7"/>
    </style:style>
    <style:style style:name="P23" style:family="paragraph" style:parent-style-name="Standard">
      <style:text-properties officeooo:rsid="007050d6" officeooo:paragraph-rsid="001226d7"/>
    </style:style>
    <style:style style:name="P24" style:family="paragraph" style:parent-style-name="Standard">
      <style:text-properties officeooo:rsid="00715274" officeooo:paragraph-rsid="001226d7"/>
    </style:style>
    <style:style style:name="P25" style:family="paragraph" style:parent-style-name="Standard">
      <style:text-properties style:font-name="Liberation Serif" fo:font-style="italic" officeooo:rsid="00715274" officeooo:paragraph-rsid="001226d7" style:font-style-asian="italic" style:font-style-complex="italic"/>
    </style:style>
    <style:style style:name="P26" style:family="paragraph" style:parent-style-name="Standard">
      <style:text-properties style:font-name="Liberation Serif" fo:font-style="italic" officeooo:rsid="0072f215" officeooo:paragraph-rsid="001226d7" style:font-style-asian="italic" style:font-style-complex="italic"/>
    </style:style>
    <style:style style:name="P27" style:family="paragraph" style:parent-style-name="Standard">
      <style:text-properties style:font-name="Liberation Serif" fo:font-style="italic" officeooo:rsid="0074a242" officeooo:paragraph-rsid="001226d7" style:font-style-asian="italic" style:font-style-complex="italic"/>
    </style:style>
    <style:style style:name="P28" style:family="paragraph" style:parent-style-name="Standard">
      <style:text-properties style:font-name="Liberation Serif" fo:font-size="12pt" fo:font-style="italic" officeooo:rsid="0074a242" officeooo:paragraph-rsid="001226d7" style:font-size-asian="12pt" style:font-style-asian="italic" style:font-size-complex="12pt" style:font-style-complex="italic"/>
    </style:style>
    <style:style style:name="T1" style:family="text">
      <style:text-properties officeooo:rsid="00ea4c4d"/>
    </style:style>
    <style:style style:name="T2" style:family="text">
      <style:text-properties officeooo:rsid="0013d048"/>
    </style:style>
    <style:style style:name="T3" style:family="text">
      <style:text-properties officeooo:rsid="0011d025"/>
    </style:style>
    <style:style style:name="T4" style:family="text">
      <style:text-properties officeooo:rsid="0009b699"/>
    </style:style>
    <style:style style:name="T5" style:family="text">
      <style:text-properties officeooo:rsid="00e45c31"/>
    </style:style>
    <style:style style:name="T6" style:family="text">
      <style:text-properties officeooo:rsid="0100276a"/>
    </style:style>
    <style:style style:name="T7" style:family="text">
      <style:text-properties officeooo:rsid="003ed73f"/>
    </style:style>
    <style:style style:name="T8" style:family="text">
      <style:text-properties officeooo:rsid="00e597da"/>
    </style:style>
    <style:style style:name="T9" style:family="text">
      <style:text-properties officeooo:rsid="00402f99"/>
    </style:style>
    <style:style style:name="T10" style:family="text">
      <style:text-properties officeooo:rsid="00410d14"/>
    </style:style>
    <style:style style:name="T11" style:family="text">
      <style:text-properties officeooo:rsid="00445531"/>
    </style:style>
    <style:style style:name="T12" style:family="text">
      <style:text-properties officeooo:rsid="0100b668"/>
    </style:style>
    <style:style style:name="T13" style:family="text">
      <style:text-properties officeooo:rsid="00e9ee01"/>
    </style:style>
    <style:style style:name="T14" style:family="text">
      <style:text-properties officeooo:rsid="00715274"/>
    </style:style>
    <style:style style:name="T15" style:family="text">
      <style:text-properties officeooo:rsid="0072f215"/>
    </style:style>
    <style:style style:name="T16" style:family="text">
      <style:text-properties fo:font-variant="normal" fo:text-transform="none" fo:color="#1c1c1c" fo:letter-spacing="normal" fo:font-weight="normal"/>
    </style:style>
    <style:style style:name="T17" style:family="text">
      <style:text-properties officeooo:rsid="0076ce77"/>
    </style:style>
    <style:style style:name="T18" style:family="text">
      <style:text-properties officeooo:rsid="00785dec"/>
    </style:style>
    <style:style style:name="T19" style:family="text">
      <style:text-properties officeooo:rsid="00791c0b"/>
    </style:style>
    <style:style style:name="T20" style:family="text">
      <style:text-properties officeooo:rsid="007a5b71"/>
    </style:style>
    <style:style style:name="T21" style:family="text">
      <style:text-properties officeooo:rsid="02f74d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/>
      <text:p text:style-name="P14">К<text:span text:style-name="T4">огда мы переехали в Конотоп, на меня легла <text:s/>обязанность по водоснабжению хаты. <text:s/></text:span></text:p>
      <text:p text:style-name="P15">Вода стояла в тёмном закоулке крохотной веранды в <text:span text:style-name="T5">двух</text:span> эмалированны<text:span text:style-name="T5">х</text:span> вёд<text:span text:style-name="T5">рах </text:span>на <text:s/>табурет<text:span text:style-name="T6">ках </text:span>возле керогаза. </text:p>
      <text:p text:style-name="P15">Рядом с вёдрами висел ковшик — попить, или наполнить водой кастрюлю. </text:p>
      <text:p text:style-name="P15">И, кроме того, водой наполнялся бачок рукомойника, <text:span text:style-name="T5">что</text:span> стоял на кухне. </text:p>
      <text:p text:style-name="P15">Туда тоже влазило почти два ведра. </text:p>
      <text:p text:style-name="P15">Внизу бачка торчал кран нажимного действия, как в туалетах пассажирских вагонов, а под ним раковина с тумбочкой, <text:span text:style-name="T5">куда ставится</text:span> ведро <text:span text:style-name="T5">для стока</text:span> мыльн<text:span text:style-name="T5">ой</text:span> вод<text:span text:style-name="T5">ы</text:span>. </text:p>
      <text:p text:style-name="P15"><text:span text:style-name="T5">Когда помойное ведро наполнится, его надо вынести</text:span> <text:span text:style-name="T5">и</text:span> вылить в глубокую яму на огороде.</text:p>
      <text:p text:style-name="P16">А воду я таскал от <text:span text:style-name="T7">водоразборной колонки на углу Нежинской и улицы Гоголя — метров за сорок от калитки.</text:span></text:p>
      <text:p text:style-name="P17"><text:span text:style-name="T8">Повесив ведро на</text:span> чугунны<text:span text:style-name="T8">й</text:span> нос <text:span text:style-name="T8">колонки, нужно</text:span> приналечь на <text:span text:style-name="T8">железную </text:span>рукоять <text:span text:style-name="T8">позади </text:span>и толстая струя воды <text:span text:style-name="T8">с плеском рванётся </text:span>в ведро, <text:span text:style-name="T8">и, </text:span>если не уследишь, <text:s/><text:span text:style-name="T8">мигом его</text:span> переполнит и вода пойдёт хлестать на землю.</text:p>
      <text:p text:style-name="P18"><text:span text:style-name="T8">Для </text:span>наш<text:span text:style-name="T8">ей</text:span> хат<text:span text:style-name="T8">ы</text:span> хватало дв<text:span text:style-name="T8">ух</text:span> ход<text:span text:style-name="T8">ок</text:span> — четыре ведра — в день, если, конечно, это не день стирки. </text:p>
      <text:p text:style-name="P18">Когда стирала тётя Люда, то воду приносил дядя Толик.</text:p>
      <text:p text:style-name="P18">В дожди дорога <text:span text:style-name="T8">за водой</text:span> немного удлинялась — <text:span text:style-name="T8">приходилось</text:span> о<text:span text:style-name="T8">гиба</text:span>ть широкие лужи на улице, а зимой вокруг колонки намерзал небольшой, но очень скользкий каток из разлитой воды — тут уж <text:span text:style-name="T8">надо </text:span>поосторожней. </text:p>
      <text:p text:style-name="P18">Хорошо хоть рядом <text:span text:style-name="T6">есть </text:span>уличный фонарь на деревянном столбе.</text:p>
      <text:p text:style-name="P18"/>
      <text:p text:style-name="P18">А ещё на мне был керосин <text:span text:style-name="T9">для керогаза</text:span>.</text:p>
      <text:p text:style-name="P19">Керогаз похож на маленькую газовую плиту с двумя конфорками, только вместо газа в него надо заливать керосин в две чашечки сзади. </text:p>
      <text:p text:style-name="P19">Керосин пропитывает азбестный фитиль, который надо поджечь спичкой, чтобы готовить обед, греть чай или воду для стирки на жёлтом пламени с чёрной каёмкой копоти.</text:p>
      <text:p text:style-name="P19">За керосином <text:span text:style-name="T8">нужно</text:span> идти на Базар с двадцатилитровой канистрой. </text:p>
      <text:p text:style-name="P19">Там, <text:span text:style-name="T8">подальше</text:span> от прилавков, стоит большущий кубический бак из ржавого железа, на котором мелом написано «керосин будет...» а дальше число <text:span text:style-name="T10">и месяц</text:span>, когда его привезут. </text:p>
      <text:p text:style-name="P20">Меняя числа, старое стирают и пишут следующее, но их уже столько поменялось, что от несчётных исправлений получилось меловое пятно, в котором никакой даты не разобрать, да и писать перестали.</text:p>
      <text:p text:style-name="P21"><text:s/>Зато осталась полная оптимизма надпись «керосин будет …!»</text:p>
      <text:p text:style-name="P21">Внизу бака торчит толстая труба в виде крана, с вентилем запертым на висячий замок, а под краном вырыт приямок, <text:span text:style-name="T11">куда в назначенный день спускается продавщица в синем сатиновом халате, ставит под кран многолитровую кастрюлю-выварку, до половины наполняет её желтовато пенистой струёй керосина из трубы-крана, садится рядом на табуреточку и литровым черпаком наполняет канистры и бýтыли покупателей через жестяную воронку. <text:s/>Когда черпак начинает стукаться о дно выварки, продавщица добавляет в неё <text:s/>из крана.</text:span></text:p>
      <text:p text:style-name="P21">О дате продажи керосина ни писать, ни читать <text:s/>не надо — баба Катя каждое утро ходит на Базар и за два дня раньше приносит новость когда будет керосин. </text:p>
      <text:p text:style-name="P21">И в <text:span text:style-name="T12">объявленный</text:span> день <text:span text:style-name="T13">я</text:span> после школы беру канистру и иду в многочасовую очередь возле ржавоватого бака. </text:p>
      <text:p text:style-name="P22">Иногда керосин продают во дворе Нежинского Магазина, где обустроен точно такой же бак, но там он бывает реже, а очередь такая же.</text:p>
      <text:p text:style-name="P22"/>
      <text:p text:style-name="P23">После летних каникул меня выбрали председателем совета пионерского отряда нашего 7-го «Б» класса, потому что бывший председатель — рыженькая Е<text:span text:style-name="T13">мец</text:span> — переехала с родителями в другой город.</text:p>
      <text:p text:style-name="P23"><text:soft-page-break/><text:span text:style-name="T13">На сборе пионерского отряда две предложенные кандидатуры дали себе самоотвод без объяснения причин и </text:span>пионервожатый школы <text:span text:style-name="T14">выдвинул мою, а когда я начал вяло отнекиваться, он разъяснил, что это не надолго — всё равно нас скоро примут в комсомол</text:span>. </text:p>
      <text:p text:style-name="P24"/>
      <text:p text:style-name="P25"><text:span text:style-name="T13">(...с</text:span>труктура пионерских организаций <text:span text:style-name="T15">Советского Союза</text:span> явля<text:span text:style-name="T15">ется</text:span> образцом продуманной и чёткой организации любой организации. </text:p>
      <text:p text:style-name="P26">В каждой школе каждый класс соответствующего возраста — это пионерский отряд подéленный на <text:s/>пионерские звенья, звеньевые вкупе с председателем — это совет отряда.</text:p>
      <text:p text:style-name="P26">Председатели отрядов входят в совет пионерской дружины школы. Затем идут районные, городские, областные, республиканские пионерские организации, из которых уже и складывается всесоюзная. </text:p>
      <text:p text:style-name="P27">Такая вот кристально отструктурированная пирамида.</text:p>
      <text:p text:style-name="P28">Потому-то героям комсомольского подполья Краснодона во время немецкой оккупации не <text:span text:style-name="T16">пришлось изобретать велосипед — они применили знакомую структуру, но только переименовали «звенья» в «ячейки».</text:span></text:p>
      <text:p text:style-name="P2">Если, конечно, верить автору романа «Молодая гвардия» А. Фадееву, который написал своё произведение со слов родственников Олега Кошевого, за что и сделал его руководителем подполья, а Виктора Третьякевича, <text:span text:style-name="T17">который принимал Олега в подпольную организацию, сделал предателем по фамилии Стахевич</text:span>.</text:p>
      <text:p text:style-name="P3">Четырнадцать лет спустя после выхода романа в свет, Третьякевича реабилитировали посмертно,<text:span text:style-name="T18"> и посмертно же наградили орденом, потому что погиб он не в лагерях НКВД — его казнили оккупанты,.</text:span></text:p>
      <text:p text:style-name="P4">К <text:span text:style-name="T12">началу шестидесятых</text:span> ещё несколько второстепенных предателей, которым писатель не менял фамилии, отбыли по десять-пятнадцать лет в лагерях и тоже были реабилитированы.</text:p>
      <text:p text:style-name="P4">Сам же писатель уже успел застрелиться в мае 1956 года, <text:span text:style-name="T19">вскоре</text:span> после <text:span text:style-name="T13">своего участия во </text:span>встреч<text:span text:style-name="T13">е</text:span> Никиты Сергеевича Хрущёв<text:span text:style-name="T19">а</text:span>, <text:span text:style-name="T13">тогдашнего </text:span>глав<text:span text:style-name="T19">ы</text:span> СССР, <text:span text:style-name="T19">с</text:span> уцелевшими молодогвардейцами.</text:p>
      <text:p text:style-name="P4">На той встрече Фадеев при всех кричал на Хрущёва, обзывал нехорошими в ту эпоху словами, <text:span text:style-name="T19">а через два дня покончил с собой</text:span>. </text:p>
      <text:p text:style-name="P5">Или его покончили с собой, хотя, разумеется, такое выражение — «его покончили с собой» — недопустимо, исходя из норм русского языка.</text:p>
      <text:p text:style-name="P5">Отсюда <text:s/>— мораль: никакая, даже самая отлаженная структура <text:span text:style-name="T20">не застрахует от провала, если пирамида твоя не из камня...)</text:span></text:p>
      <text:p text:style-name="P5"/>
      <text:p text:style-name="P6">В конце сентября председатель совета дружины нашей школы заболела и на <text:s/>отчётное собрание председателей советов дружин города пионервожатый нашей школы отправил меня.</text:p>
      <text:p text:style-name="P6">Собрание проходило в конотопском Доме пионеров — в тихом сквере позади памятника павшим героям над улицей <text:span text:style-name="T13">Ленина</text:span>.</text:p>
      <text:p text:style-name="P7">По регламенту, такому собранию полагается председатель и секретарь: председатель объявляет чья очередь отчитываться, а секретарь протоколирует сколько макулатуры и металлолома было собрано <text:span text:style-name="T13">отчитывающейся</text:span> дружиной за отчётный период, какие <text:span text:style-name="T13">в ней</text:span> проведены культурные мероприятия и в каких общегородских соревнованиях какие места заняли её пионеры.</text:p>
      <text:p text:style-name="P7">Школьный пионервожатый снабдил меня листком с отчётом для зачтения, но в Доме пионеров мне добавили нагрузку, <text:span text:style-name="T13">назначив председателем собрания.</text:span></text:p>
      <text:p text:style-name="P8">Дело это нехитрое, всего и делов-то — объявить «слово для отчёта предоставляется председателю совета дружины школы номер такой-то» и такой-то председатель подымется из зала к трибуне на сцене со своим отчёт<text:span text:style-name="T21">ом; прочтёт его и отдаст бумажку с текстом отчёта секретарю собрания </text:span>— <text:span text:style-name="T21">не писать же в самом деле все эти цифры, если уже написаны</text:span>.</text:p>
      <text:p text:style-name="P9">Поначалу всё шло хорошо, я и секретарь — девочка в такой же белой рубашке и алом <text:soft-page-break/>галстуке, как все присутствующие — сидели позади <text:s/>квадратного стола <text:span text:style-name="T12">с</text:span> кумачовой скатертью на небольшой сцене маленького зала, <text:span text:style-name="T13">в котором председатели дружин городских школ ждали своей очереди отчитаться, а в последнем ряду присутствовала представительница горкома комсомола ответственная за работу с пионерами.</text:span></text:p>
      <text:p text:style-name="P10">Председатели выходили и зачитывали свои листки, которые клали затем на скатерть перед секретарём.</text:p>
      <text:p text:style-name="P11">Но после четвёртого объявления на меня вдруг что-то нашло, вернее — нахлынуло.</text:p>
      <text:p text:style-name="P11">Мой рот начал переполняться слюной, я едва успевал её проглатывать, а слюнные железы тут же выдавали новую порцию. </text:p>
      <text:p text:style-name="P11">Было ужасно стыдно перед сидящей рядом секретарём; чуть полегчало, когда она пошла отчитываться за десятую школу, но потом мýка продолжилась — да что же это со мной такое?!</text:p>
      <text:p text:style-name="P12">Вот и моя очередь. Возвращаясь от трибуны, я сглотнул раза три — не помогло. </text:p>
      <text:p text:style-name="P12">Отсидеть четырнадцатую и всё...</text:p>
      <text:p text:style-name="P12">О, нет! Ещё и ответственная с заключительным словом!</text:p>
      <text:p text:style-name="P12"/>
      <text:p text:style-name="P1"><text:span text:style-name="T1">(...в</text:span> те не<text:span text:style-name="T2">д</text:span>остижимо далёкие времена я ещё не знал, что все мои невзгоды или радости, <text:span text:style-name="T3">исходят</text:span> от той сволочи в не<text:span text:style-name="T2">постиж</text:span>имо далёком будущем, которая сейчас слагает это письмо тебе <text:span text:style-name="T3">под неумолчное</text:span> журча<text:span text:style-name="T3">нье </text:span>струй реки по имени Варанда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38:00.459583699</meta:creation-date>
    <dc:date>2017-03-01T15:38:06.128560743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52" meta:word-count="1124" meta:character-count="7712" meta:non-whitespace-character-count="6584"/>
    <meta:generator>LibreOffice/4.3.3.2$Linux_x86 LibreOffice_project/430m0$Build-2</meta:generator>
  </office:meta>
</office:document-meta>
</file>